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kaoPGothic1" svg:font-family="TakaoPGothic" style:font-family-generic="swiss"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P1" style:family="paragraph" style:parent-style-name="Standard">
      <style:text-properties officeooo:rsid="0003aa5c" officeooo:paragraph-rsid="001552ba"/>
    </style:style>
    <style:style style:name="P2" style:family="paragraph" style:parent-style-name="Standard">
      <style:text-properties fo:font-size="16pt" officeooo:rsid="0003aa5c" officeooo:paragraph-rsid="001552ba" style:font-size-asian="16pt" style:font-size-complex="16pt"/>
    </style:style>
    <style:style style:name="P3" style:family="paragraph" style:parent-style-name="Standard">
      <style:text-properties fo:font-size="16pt" fo:font-weight="normal" officeooo:rsid="006b2e85" officeooo:paragraph-rsid="001552ba" style:font-size-asian="16pt" style:font-weight-asian="normal" style:font-size-complex="16pt" style:font-weight-complex="normal"/>
    </style:style>
    <style:style style:name="P4" style:family="paragraph" style:parent-style-name="Standard">
      <style:text-properties fo:font-weight="bold" officeooo:rsid="0003aa5c" officeooo:paragraph-rsid="001552ba" style:font-weight-asian="bold" style:font-weight-complex="bold"/>
    </style:style>
    <style:style style:name="P5" style:family="paragraph" style:parent-style-name="Standard">
      <style:text-properties fo:font-weight="bold" officeooo:rsid="001b59c3" officeooo:paragraph-rsid="001f423b" style:font-weight-asian="bold" style:font-weight-complex="bold"/>
    </style:style>
    <style:style style:name="P6" style:family="paragraph" style:parent-style-name="Standard">
      <style:text-properties fo:font-weight="bold" officeooo:rsid="001552ba" officeooo:paragraph-rsid="001de8c8" style:font-weight-asian="bold" style:font-weight-complex="bold"/>
    </style:style>
    <style:style style:name="P7" style:family="paragraph" style:parent-style-name="Standard">
      <loext:graphic-properties draw:fill="none"/>
      <style:paragraph-properties fo:background-color="transparent"/>
      <style:text-properties fo:font-weight="bold" officeooo:rsid="00342193" officeooo:paragraph-rsid="00422f25" style:font-weight-asian="bold" style:font-weight-complex="bold"/>
    </style:style>
    <style:style style:name="P8" style:family="paragraph" style:parent-style-name="Standard">
      <loext:graphic-properties draw:fill="none"/>
      <style:paragraph-properties fo:background-color="transparent"/>
      <style:text-properties fo:font-weight="bold" officeooo:rsid="004041fd" officeooo:paragraph-rsid="00422f25" style:font-weight-asian="bold" style:font-weight-complex="bold"/>
    </style:style>
    <style:style style:name="P9" style:family="paragraph" style:parent-style-name="Standard">
      <loext:graphic-properties draw:fill="none"/>
      <style:paragraph-properties fo:background-color="transparent"/>
      <style:text-properties fo:font-weight="bold" officeooo:rsid="005d2367" officeooo:paragraph-rsid="005e9ad5" style:font-weight-asian="bold" style:font-weight-complex="bold"/>
    </style:style>
    <style:style style:name="P10" style:family="paragraph" style:parent-style-name="Standard">
      <loext:graphic-properties draw:fill="none"/>
      <style:paragraph-properties fo:background-color="transparent"/>
      <style:text-properties fo:font-weight="bold" officeooo:rsid="0079153c" officeooo:paragraph-rsid="0079153c" style:font-weight-asian="bold" style:font-weight-complex="bold"/>
    </style:style>
    <style:style style:name="P11" style:family="paragraph" style:parent-style-name="Standard">
      <loext:graphic-properties draw:fill="none"/>
      <style:paragraph-properties fo:background-color="transparent"/>
      <style:text-properties fo:font-weight="bold" officeooo:rsid="008785ab" officeooo:paragraph-rsid="008785ab" style:font-weight-asian="bold" style:font-weight-complex="bold"/>
    </style:style>
    <style:style style:name="P12" style:family="paragraph" style:parent-style-name="Standard">
      <style:text-properties fo:font-weight="normal" officeooo:rsid="001b59c3" officeooo:paragraph-rsid="001f423b" style:font-weight-asian="normal" style:font-weight-complex="normal"/>
    </style:style>
    <style:style style:name="P13" style:family="paragraph" style:parent-style-name="Standard">
      <style:text-properties fo:font-weight="normal" officeooo:rsid="0004dced" officeooo:paragraph-rsid="001f423b" style:font-weight-asian="normal" style:font-weight-complex="normal"/>
    </style:style>
    <style:style style:name="P14" style:family="paragraph" style:parent-style-name="Standard">
      <loext:graphic-properties draw:fill="none"/>
      <style:paragraph-properties fo:background-color="transparent"/>
      <style:text-properties fo:font-weight="normal" officeooo:rsid="0023e866" officeooo:paragraph-rsid="0023e866" style:font-weight-asian="normal" style:font-weight-complex="normal"/>
    </style:style>
    <style:style style:name="P15" style:family="paragraph" style:parent-style-name="Standard">
      <loext:graphic-properties draw:fill="none"/>
      <style:paragraph-properties fo:background-color="transparent"/>
      <style:text-properties fo:font-weight="normal" officeooo:rsid="002ba5ab" officeooo:paragraph-rsid="002ba5ab" style:font-weight-asian="normal" style:font-weight-complex="normal"/>
    </style:style>
    <style:style style:name="P16" style:family="paragraph" style:parent-style-name="Standard">
      <loext:graphic-properties draw:fill="none"/>
      <style:paragraph-properties fo:background-color="transparent"/>
      <style:text-properties fo:font-weight="normal" officeooo:rsid="002ba5ab" officeooo:paragraph-rsid="002d81a6" style:font-weight-asian="normal" style:font-weight-complex="normal"/>
    </style:style>
    <style:style style:name="P17" style:family="paragraph" style:parent-style-name="Standard">
      <loext:graphic-properties draw:fill="none"/>
      <style:paragraph-properties fo:background-color="transparent"/>
      <style:text-properties fo:font-weight="normal" officeooo:rsid="002ba5ab" officeooo:paragraph-rsid="003c693c" style:font-weight-asian="normal" style:font-weight-complex="normal"/>
    </style:style>
    <style:style style:name="P18" style:family="paragraph" style:parent-style-name="Standard">
      <loext:graphic-properties draw:fill="none"/>
      <style:paragraph-properties fo:background-color="transparent"/>
      <style:text-properties fo:font-weight="normal" officeooo:rsid="00304d5e" officeooo:paragraph-rsid="00304d5e" style:font-weight-asian="normal" style:font-weight-complex="normal"/>
    </style:style>
    <style:style style:name="P19" style:family="paragraph" style:parent-style-name="Standard">
      <loext:graphic-properties draw:fill="none"/>
      <style:paragraph-properties fo:background-color="transparent"/>
      <style:text-properties fo:font-weight="normal" officeooo:rsid="00342193" officeooo:paragraph-rsid="00342193" style:font-weight-asian="normal" style:font-weight-complex="normal"/>
    </style:style>
    <style:style style:name="P20" style:family="paragraph" style:parent-style-name="Standard">
      <loext:graphic-properties draw:fill="none"/>
      <style:paragraph-properties fo:background-color="transparent"/>
      <style:text-properties fo:font-weight="normal" officeooo:rsid="00342193" officeooo:paragraph-rsid="005e9ad5" style:font-weight-asian="normal" style:font-weight-complex="normal"/>
    </style:style>
    <style:style style:name="P21" style:family="paragraph" style:parent-style-name="Standard">
      <loext:graphic-properties draw:fill="none"/>
      <style:paragraph-properties fo:background-color="transparent"/>
      <style:text-properties fo:font-weight="normal" officeooo:rsid="0034d341" officeooo:paragraph-rsid="0034d341" style:font-weight-asian="normal" style:font-weight-complex="normal"/>
    </style:style>
    <style:style style:name="P22" style:family="paragraph" style:parent-style-name="Standard">
      <loext:graphic-properties draw:fill="none"/>
      <style:paragraph-properties fo:background-color="transparent"/>
      <style:text-properties fo:font-weight="normal" officeooo:rsid="003ae591" officeooo:paragraph-rsid="003ae591" style:font-weight-asian="normal" style:font-weight-complex="normal"/>
    </style:style>
    <style:style style:name="P23" style:family="paragraph" style:parent-style-name="Standard">
      <loext:graphic-properties draw:fill="none"/>
      <style:paragraph-properties fo:background-color="transparent"/>
      <style:text-properties fo:font-weight="normal" officeooo:rsid="003b672a" officeooo:paragraph-rsid="003b672a" style:font-weight-asian="normal" style:font-weight-complex="normal"/>
    </style:style>
    <style:style style:name="P24" style:family="paragraph" style:parent-style-name="Standard">
      <loext:graphic-properties draw:fill="none"/>
      <style:paragraph-properties fo:background-color="transparent"/>
      <style:text-properties fo:font-weight="normal" officeooo:rsid="0044e9e4" officeooo:paragraph-rsid="0044e9e4" style:font-weight-asian="normal" style:font-weight-complex="normal"/>
    </style:style>
    <style:style style:name="P25" style:family="paragraph" style:parent-style-name="Standard">
      <loext:graphic-properties draw:fill="none"/>
      <style:paragraph-properties fo:background-color="transparent"/>
      <style:text-properties fo:font-weight="normal" officeooo:rsid="00367b7f" officeooo:paragraph-rsid="00367b7f" style:font-weight-asian="normal" style:font-weight-complex="normal"/>
    </style:style>
    <style:style style:name="P26" style:family="paragraph" style:parent-style-name="Standard">
      <loext:graphic-properties draw:fill="none"/>
      <style:paragraph-properties fo:background-color="transparent"/>
      <style:text-properties fo:font-weight="normal" officeooo:rsid="00399f69" officeooo:paragraph-rsid="004cf235" style:font-weight-asian="normal" style:font-weight-complex="normal"/>
    </style:style>
    <style:style style:name="P27" style:family="paragraph" style:parent-style-name="Standard">
      <loext:graphic-properties draw:fill="none"/>
      <style:paragraph-properties fo:background-color="transparent"/>
      <style:text-properties fo:font-weight="normal" officeooo:rsid="002f3ae0" officeooo:paragraph-rsid="002f3ae0" style:font-weight-asian="normal" style:font-weight-complex="normal"/>
    </style:style>
    <style:style style:name="P28" style:family="paragraph" style:parent-style-name="Standard">
      <loext:graphic-properties draw:fill="none"/>
      <style:paragraph-properties fo:background-color="transparent"/>
      <style:text-properties fo:font-weight="normal" officeooo:rsid="002f3ae0" officeooo:paragraph-rsid="0079153c" style:font-weight-asian="normal" style:font-weight-complex="normal"/>
    </style:style>
    <style:style style:name="P29" style:family="paragraph" style:parent-style-name="Standard">
      <loext:graphic-properties draw:fill="none"/>
      <style:paragraph-properties fo:background-color="transparent"/>
      <style:text-properties fo:font-weight="normal" officeooo:rsid="004cf235" officeooo:paragraph-rsid="004cf235" style:font-weight-asian="normal" style:font-weight-complex="normal"/>
    </style:style>
    <style:style style:name="P30" style:family="paragraph" style:parent-style-name="Standard">
      <loext:graphic-properties draw:fill="none"/>
      <style:paragraph-properties fo:background-color="transparent"/>
      <style:text-properties fo:font-weight="normal" officeooo:rsid="004cf235" officeooo:paragraph-rsid="005e9ad5" style:font-weight-asian="normal" style:font-weight-complex="normal"/>
    </style:style>
    <style:style style:name="P31" style:family="paragraph" style:parent-style-name="Standard">
      <loext:graphic-properties draw:fill="none"/>
      <style:paragraph-properties fo:background-color="transparent"/>
      <style:text-properties fo:font-weight="normal" officeooo:rsid="005abad1" officeooo:paragraph-rsid="005abad1" style:font-weight-asian="normal" style:font-weight-complex="normal"/>
    </style:style>
    <style:style style:name="P32" style:family="paragraph" style:parent-style-name="Standard">
      <loext:graphic-properties draw:fill="none"/>
      <style:paragraph-properties fo:background-color="transparent"/>
      <style:text-properties fo:font-weight="normal" officeooo:rsid="0057f7e0" officeooo:paragraph-rsid="005e9ad5" style:font-weight-asian="normal" style:font-weight-complex="normal"/>
    </style:style>
    <style:style style:name="P33" style:family="paragraph" style:parent-style-name="Standard">
      <loext:graphic-properties draw:fill="none"/>
      <style:paragraph-properties fo:background-color="transparent"/>
      <style:text-properties fo:font-weight="normal" officeooo:rsid="00582b97" officeooo:paragraph-rsid="005e9ad5" style:font-weight-asian="normal" style:font-weight-complex="normal"/>
    </style:style>
    <style:style style:name="P34" style:family="paragraph" style:parent-style-name="Standard">
      <loext:graphic-properties draw:fill="none"/>
      <style:paragraph-properties fo:background-color="transparent"/>
      <style:text-properties fo:font-weight="normal" officeooo:rsid="005e9ad5" officeooo:paragraph-rsid="005e9ad5" style:font-weight-asian="normal" style:font-weight-complex="normal"/>
    </style:style>
    <style:style style:name="P35" style:family="paragraph" style:parent-style-name="Standard">
      <loext:graphic-properties draw:fill="none"/>
      <style:paragraph-properties fo:background-color="transparent"/>
      <style:text-properties fo:font-weight="normal" officeooo:rsid="004e2006" officeooo:paragraph-rsid="005e9ad5" style:font-weight-asian="normal" style:font-weight-complex="normal"/>
    </style:style>
    <style:style style:name="P36" style:family="paragraph" style:parent-style-name="Standard">
      <loext:graphic-properties draw:fill="none"/>
      <style:paragraph-properties fo:background-color="transparent"/>
      <style:text-properties fo:font-weight="normal" officeooo:rsid="004f3e17" officeooo:paragraph-rsid="005e9ad5" style:font-weight-asian="normal" style:font-weight-complex="normal"/>
    </style:style>
    <style:style style:name="P37" style:family="paragraph" style:parent-style-name="Standard">
      <loext:graphic-properties draw:fill="none"/>
      <style:paragraph-properties fo:background-color="transparent"/>
      <style:text-properties fo:font-weight="normal" officeooo:rsid="0061582a" officeooo:paragraph-rsid="0061582a" style:font-weight-asian="normal" style:font-weight-complex="normal"/>
    </style:style>
    <style:style style:name="P38" style:family="paragraph" style:parent-style-name="Standard">
      <loext:graphic-properties draw:fill="none"/>
      <style:paragraph-properties fo:background-color="transparent"/>
      <style:text-properties fo:font-weight="normal" officeooo:rsid="00337da2" officeooo:paragraph-rsid="00337da2" style:font-weight-asian="normal" style:font-weight-complex="normal"/>
    </style:style>
    <style:style style:name="P39" style:family="paragraph" style:parent-style-name="Standard">
      <loext:graphic-properties draw:fill="none"/>
      <style:paragraph-properties fo:background-color="transparent"/>
      <style:text-properties fo:font-weight="normal" officeooo:rsid="007381ce" officeooo:paragraph-rsid="007381ce" style:font-weight-asian="normal" style:font-weight-complex="normal"/>
    </style:style>
    <style:style style:name="P40" style:family="paragraph" style:parent-style-name="Standard">
      <loext:graphic-properties draw:fill="none"/>
      <style:paragraph-properties fo:background-color="transparent"/>
      <style:text-properties fo:font-weight="normal" officeooo:rsid="0079153c" officeooo:paragraph-rsid="0079153c" style:font-weight-asian="normal" style:font-weight-complex="normal"/>
    </style:style>
    <style:style style:name="P41" style:family="paragraph" style:parent-style-name="Standard">
      <loext:graphic-properties draw:fill="none"/>
      <style:paragraph-properties fo:background-color="transparent"/>
      <style:text-properties fo:font-weight="normal" officeooo:rsid="0071aa3e" officeooo:paragraph-rsid="0048fac7" style:font-weight-asian="normal" style:font-weight-complex="normal"/>
    </style:style>
    <style:style style:name="P42" style:family="paragraph" style:parent-style-name="Standard">
      <loext:graphic-properties draw:fill="none"/>
      <style:paragraph-properties fo:background-color="transparent"/>
      <style:text-properties fo:font-weight="normal" officeooo:rsid="0071aa3e" officeooo:paragraph-rsid="0079153c" style:font-weight-asian="normal" style:font-weight-complex="normal"/>
    </style:style>
    <style:style style:name="P43" style:family="paragraph" style:parent-style-name="Standard">
      <loext:graphic-properties draw:fill="none"/>
      <style:paragraph-properties fo:background-color="transparent"/>
      <style:text-properties fo:font-weight="normal" officeooo:rsid="0064adf5" officeooo:paragraph-rsid="0079153c" style:font-weight-asian="normal" style:font-weight-complex="normal"/>
    </style:style>
    <style:style style:name="P44" style:family="paragraph" style:parent-style-name="Standard">
      <loext:graphic-properties draw:fill="none"/>
      <style:paragraph-properties fo:background-color="transparent"/>
      <style:text-properties fo:font-weight="normal" officeooo:rsid="00682559" officeooo:paragraph-rsid="0079153c" style:font-weight-asian="normal" style:font-weight-complex="normal"/>
    </style:style>
    <style:style style:name="P45" style:family="paragraph" style:parent-style-name="Standard">
      <loext:graphic-properties draw:fill="none"/>
      <style:paragraph-properties fo:background-color="transparent"/>
      <style:text-properties fo:font-weight="normal" officeooo:rsid="007a4aa7" officeooo:paragraph-rsid="007a4aa7" style:font-weight-asian="normal" style:font-weight-complex="normal"/>
    </style:style>
    <style:style style:name="P46" style:family="paragraph" style:parent-style-name="Standard">
      <loext:graphic-properties draw:fill="none"/>
      <style:paragraph-properties fo:background-color="transparent"/>
      <style:text-properties fo:font-weight="normal" officeooo:rsid="007b9c90" officeooo:paragraph-rsid="007b9c90" style:font-weight-asian="normal" style:font-weight-complex="normal"/>
    </style:style>
    <style:style style:name="P47" style:family="paragraph" style:parent-style-name="Standard">
      <loext:graphic-properties draw:fill="none"/>
      <style:paragraph-properties fo:background-color="transparent"/>
      <style:text-properties fo:font-weight="normal" officeooo:rsid="007c5d58" officeooo:paragraph-rsid="007c5d58" style:font-weight-asian="normal" style:font-weight-complex="normal"/>
    </style:style>
    <style:style style:name="P48" style:family="paragraph" style:parent-style-name="Standard">
      <loext:graphic-properties draw:fill="none"/>
      <style:paragraph-properties fo:background-color="transparent"/>
      <style:text-properties fo:font-weight="normal" officeooo:rsid="007fc4ea" officeooo:paragraph-rsid="007fc4ea" style:font-weight-asian="normal" style:font-weight-complex="normal"/>
    </style:style>
    <style:style style:name="P49" style:family="paragraph" style:parent-style-name="Standard">
      <loext:graphic-properties draw:fill="none"/>
      <style:paragraph-properties fo:background-color="transparent"/>
      <style:text-properties fo:font-weight="normal" officeooo:rsid="0080a0e7" officeooo:paragraph-rsid="0080a0e7" style:font-weight-asian="normal" style:font-weight-complex="normal"/>
    </style:style>
    <style:style style:name="P50" style:family="paragraph" style:parent-style-name="Standard">
      <loext:graphic-properties draw:fill="none"/>
      <style:paragraph-properties fo:background-color="transparent"/>
      <style:text-properties fo:font-weight="normal" officeooo:rsid="0083d8ed" officeooo:paragraph-rsid="0083d8ed" style:font-weight-asian="normal" style:font-weight-complex="normal"/>
    </style:style>
    <style:style style:name="P51" style:family="paragraph" style:parent-style-name="Standard">
      <loext:graphic-properties draw:fill="none"/>
      <style:paragraph-properties fo:background-color="transparent"/>
      <style:text-properties fo:font-weight="normal" officeooo:rsid="0083d8ed" officeooo:paragraph-rsid="00854624" style:font-weight-asian="normal" style:font-weight-complex="normal"/>
    </style:style>
    <style:style style:name="P52" style:family="paragraph" style:parent-style-name="Standard">
      <loext:graphic-properties draw:fill="none"/>
      <style:paragraph-properties fo:background-color="transparent"/>
      <style:text-properties fo:font-weight="normal" officeooo:rsid="00854624" officeooo:paragraph-rsid="00854624" style:font-weight-asian="normal" style:font-weight-complex="normal"/>
    </style:style>
    <style:style style:name="P53" style:family="paragraph" style:parent-style-name="Standard">
      <loext:graphic-properties draw:fill="none"/>
      <style:paragraph-properties fo:background-color="transparent"/>
      <style:text-properties fo:font-weight="normal" officeooo:rsid="008a4e9d" officeooo:paragraph-rsid="008a4e9d" style:font-weight-asian="normal" style:font-weight-complex="normal"/>
    </style:style>
    <style:style style:name="P54" style:family="paragraph" style:parent-style-name="Standard">
      <loext:graphic-properties draw:fill="none"/>
      <style:paragraph-properties fo:background-color="transparent"/>
      <style:text-properties fo:font-weight="normal" officeooo:rsid="007514e7" officeooo:paragraph-rsid="007514e7" style:font-name-asian="TakaoPGothic1" style:font-weight-asian="normal" style:font-weight-complex="normal"/>
    </style:style>
    <style:style style:name="P55" style:family="paragraph" style:parent-style-name="Standard">
      <style:text-properties officeooo:rsid="001552ba" officeooo:paragraph-rsid="001de8c8"/>
    </style:style>
    <style:style style:name="P56" style:family="paragraph" style:parent-style-name="Standard">
      <loext:graphic-properties draw:fill="none"/>
      <style:paragraph-properties fo:background-color="transparent"/>
      <style:text-properties officeooo:rsid="0025b3e3" officeooo:paragraph-rsid="0025b3e3"/>
    </style:style>
    <style:style style:name="P57" style:family="paragraph" style:parent-style-name="Standard">
      <style:text-properties officeooo:rsid="001a32bd" officeooo:paragraph-rsid="001de8c8"/>
    </style:style>
    <style:style style:name="P58" style:family="paragraph" style:parent-style-name="Standard">
      <loext:graphic-properties draw:fill="none"/>
      <style:paragraph-properties fo:background-color="transparent"/>
      <style:text-properties officeooo:rsid="003c693c" officeooo:paragraph-rsid="003c693c"/>
    </style:style>
    <style:style style:name="P59" style:family="paragraph" style:parent-style-name="Standard">
      <loext:graphic-properties draw:fill="none"/>
      <style:paragraph-properties fo:background-color="transparent"/>
      <style:text-properties officeooo:rsid="008a4e9d" officeooo:paragraph-rsid="008a4e9d"/>
    </style:style>
    <style:style style:name="P60" style:family="paragraph" style:parent-style-name="Standard">
      <style:paragraph-properties fo:margin-left="0.4925in" fo:margin-right="0in" fo:text-indent="0in" style:auto-text-indent="false"/>
      <style:text-properties officeooo:rsid="0003aa5c" officeooo:paragraph-rsid="001552ba"/>
    </style:style>
    <style:style style:name="P61" style:family="paragraph" style:parent-style-name="Standard">
      <style:paragraph-properties fo:margin-left="0.4925in" fo:margin-right="0in" fo:text-indent="0in" style:auto-text-indent="false"/>
      <style:text-properties officeooo:rsid="0003aa5c" officeooo:paragraph-rsid="001f423b"/>
    </style:style>
    <style:style style:name="P62" style:family="paragraph" style:parent-style-name="Standard">
      <style:paragraph-properties fo:margin-left="0.4925in" fo:margin-right="0in" fo:text-indent="0in" style:auto-text-indent="false"/>
      <style:text-properties officeooo:rsid="0003aa5c" officeooo:paragraph-rsid="00214945"/>
    </style:style>
    <style:style style:name="P63" style:family="paragraph" style:parent-style-name="Standard">
      <loext:graphic-properties draw:fill="none"/>
      <style:paragraph-properties fo:margin-left="0.4925in" fo:margin-right="0in" fo:text-indent="0in" style:auto-text-indent="false" fo:background-color="transparent"/>
      <style:text-properties officeooo:rsid="0004dced" officeooo:paragraph-rsid="0025b3e3"/>
    </style:style>
    <style:style style:name="P64" style:family="paragraph" style:parent-style-name="Standard">
      <loext:graphic-properties draw:fill="none"/>
      <style:paragraph-properties fo:margin-left="0.4925in" fo:margin-right="0in" fo:text-indent="0in" style:auto-text-indent="false" fo:background-color="transparent"/>
      <style:text-properties officeooo:rsid="0004dced" officeooo:paragraph-rsid="001de8c8"/>
    </style:style>
    <style:style style:name="P65" style:family="paragraph" style:parent-style-name="Standard">
      <style:paragraph-properties fo:margin-left="0.4925in" fo:margin-right="0in" fo:text-indent="0in" style:auto-text-indent="false"/>
      <style:text-properties fo:font-weight="bold" officeooo:rsid="00214945" officeooo:paragraph-rsid="00214945" style:font-weight-asian="bold" style:font-weight-complex="bold"/>
    </style:style>
    <style:style style:name="P66" style:family="paragraph" style:parent-style-name="Standard">
      <style:paragraph-properties fo:margin-left="0.4925in" fo:margin-right="0in" fo:text-align="justify" style:justify-single-word="false" fo:text-indent="0in" style:auto-text-indent="false"/>
      <style:text-properties officeooo:rsid="00111cd7" officeooo:paragraph-rsid="002312b1"/>
    </style:style>
    <style:style style:name="P67" style:family="paragraph" style:parent-style-name="Standard">
      <loext:graphic-properties draw:fill="none"/>
      <style:paragraph-properties fo:margin-left="0.4925in" fo:margin-right="0in" fo:text-indent="0in" style:auto-text-indent="false" fo:background-color="transparent"/>
      <style:text-properties fo:font-weight="normal" officeooo:rsid="003ae591" officeooo:paragraph-rsid="003ae591" style:font-weight-asian="normal" style:font-weight-complex="normal"/>
    </style:style>
    <style:style style:name="P68" style:family="paragraph" style:parent-style-name="Standard">
      <loext:graphic-properties draw:fill="none"/>
      <style:paragraph-properties fo:margin-left="0.4925in" fo:margin-right="0in" fo:text-indent="0in" style:auto-text-indent="false" fo:background-color="transparent"/>
      <style:text-properties fo:font-weight="normal" officeooo:rsid="003b672a" officeooo:paragraph-rsid="003b672a" style:font-weight-asian="normal" style:font-weight-complex="normal"/>
    </style:style>
    <style:style style:name="P69" style:family="paragraph" style:parent-style-name="Standard">
      <loext:graphic-properties draw:fill="none"/>
      <style:paragraph-properties fo:margin-left="0.4925in" fo:margin-right="0in" fo:text-indent="0in" style:auto-text-indent="false" fo:background-color="transparent"/>
      <style:text-properties fo:font-weight="normal" officeooo:rsid="004bebb9" officeooo:paragraph-rsid="004bebb9" style:font-weight-asian="normal" style:font-weight-complex="normal"/>
    </style:style>
    <style:style style:name="P70" style:family="paragraph" style:parent-style-name="Standard">
      <loext:graphic-properties draw:fill="none"/>
      <style:paragraph-properties fo:margin-left="0.4925in" fo:margin-right="0in" fo:text-indent="0in" style:auto-text-indent="false" fo:background-color="transparent"/>
      <style:text-properties fo:font-weight="normal" officeooo:rsid="004f3e17" officeooo:paragraph-rsid="005e9ad5" style:font-weight-asian="normal" style:font-weight-complex="normal"/>
    </style:style>
    <style:style style:name="P71" style:family="paragraph" style:parent-style-name="Standard">
      <loext:graphic-properties draw:fill="none"/>
      <style:paragraph-properties fo:margin-left="0.4925in" fo:margin-right="0in" fo:text-indent="0in" style:auto-text-indent="false" fo:background-color="transparent"/>
      <style:text-properties fo:font-weight="normal" officeooo:rsid="006afa91" officeooo:paragraph-rsid="0079153c" style:font-weight-asian="normal" style:font-weight-complex="normal"/>
    </style:style>
    <style:style style:name="P72" style:family="paragraph" style:parent-style-name="Standard">
      <loext:graphic-properties draw:fill="none"/>
      <style:paragraph-properties fo:margin-left="0.4925in" fo:margin-right="0in" fo:text-indent="0in" style:auto-text-indent="false" fo:background-color="transparent"/>
      <style:text-properties fo:font-weight="normal" officeooo:rsid="0061a15a" officeooo:paragraph-rsid="0079153c" style:font-weight-asian="normal" style:font-weight-complex="normal"/>
    </style:style>
    <style:style style:name="P73" style:family="paragraph" style:parent-style-name="Standard">
      <loext:graphic-properties draw:fill="none"/>
      <style:paragraph-properties fo:margin-left="0.4925in" fo:margin-right="0in" fo:text-indent="0in" style:auto-text-indent="false" fo:background-color="transparent"/>
      <style:text-properties style:text-underline-style="solid" style:text-underline-width="auto" style:text-underline-color="font-color" fo:font-weight="normal" officeooo:rsid="003ae591" officeooo:paragraph-rsid="003ae591" style:font-weight-asian="normal" style:font-weight-complex="normal"/>
    </style:style>
    <style:style style:name="P74" style:family="paragraph" style:parent-style-name="Standard">
      <loext:graphic-properties draw:fill="none"/>
      <style:paragraph-properties fo:margin-left="0.4925in" fo:margin-right="0in" fo:text-indent="0in" style:auto-text-indent="false" fo:background-color="transparent"/>
      <style:text-properties officeooo:paragraph-rsid="003b672a"/>
    </style:style>
    <style:style style:name="P75" style:family="paragraph" style:parent-style-name="Standard">
      <loext:graphic-properties draw:fill="none"/>
      <style:paragraph-properties fo:margin-left="0.4925in" fo:margin-right="0in" fo:text-indent="0in" style:auto-text-indent="false" fo:background-color="transparent"/>
      <style:text-properties officeooo:rsid="003c693c" officeooo:paragraph-rsid="003c693c"/>
    </style:style>
    <style:style style:name="P76" style:family="paragraph" style:parent-style-name="Standard">
      <loext:graphic-properties draw:fill="none"/>
      <style:paragraph-properties fo:margin-left="0.4925in" fo:margin-right="0in" fo:text-indent="0in" style:auto-text-indent="false" fo:background-color="transparent"/>
      <style:text-properties officeooo:paragraph-rsid="00435b55"/>
    </style:style>
    <style:style style:name="P77" style:family="paragraph" style:parent-style-name="Standard">
      <loext:graphic-properties draw:fill="none"/>
      <style:paragraph-properties fo:margin-left="0.4925in" fo:margin-right="0in" fo:text-indent="0in" style:auto-text-indent="false" fo:background-color="transparent"/>
      <style:text-properties fo:font-size="10pt" officeooo:paragraph-rsid="0079153c" style:font-size-asian="10pt" style:font-size-complex="10pt"/>
    </style:style>
    <style:style style:name="P78" style:family="paragraph" style:parent-style-name="Standard">
      <loext:graphic-properties draw:fill="none"/>
      <style:paragraph-properties fo:margin-left="0.4925in" fo:margin-right="0in" fo:text-indent="0in" style:auto-text-indent="false" fo:background-color="transparent"/>
      <style:text-properties fo:font-size="10pt" officeooo:paragraph-rsid="007c5d58" style:font-size-asian="10pt" style:font-size-complex="10pt"/>
    </style:style>
    <style:style style:name="P79" style:family="paragraph" style:parent-style-name="Standard">
      <loext:graphic-properties draw:fill="none"/>
      <style:paragraph-properties fo:margin-left="0.4925in" fo:margin-right="0in" fo:text-indent="0in" style:auto-text-indent="false" fo:background-color="transparent"/>
      <style:text-properties fo:font-size="10pt" fo:font-weight="normal" officeooo:rsid="0061a15a" officeooo:paragraph-rsid="0079153c" style:font-size-asian="10pt" style:font-weight-asian="normal" style:font-size-complex="10pt" style:font-weight-complex="normal"/>
    </style:style>
    <style:style style:name="P80" style:family="paragraph" style:parent-style-name="Standard">
      <loext:graphic-properties draw:fill="none"/>
      <style:paragraph-properties fo:margin-left="0.4925in" fo:margin-right="0in" fo:text-indent="0in" style:auto-text-indent="false" fo:background-color="transparent"/>
      <style:text-properties fo:font-size="10pt" fo:font-weight="normal" officeooo:rsid="0061a15a" officeooo:paragraph-rsid="007c5d58" style:font-size-asian="10pt" style:font-weight-asian="normal" style:font-size-complex="10pt" style:font-weight-complex="normal"/>
    </style:style>
    <style:style style:name="P81" style:family="paragraph" style:parent-style-name="Standard">
      <loext:graphic-properties draw:fill="none"/>
      <style:paragraph-properties fo:margin-left="0.4925in" fo:margin-right="0in" fo:text-indent="0in" style:auto-text-indent="false" fo:background-color="transparent"/>
      <style:text-properties officeooo:paragraph-rsid="007c5d58"/>
    </style:style>
    <style:style style:name="P82" style:family="paragraph" style:parent-style-name="Standard">
      <loext:graphic-properties draw:fill="none"/>
      <style:paragraph-properties fo:margin-left="0.5in" fo:margin-right="0in" fo:text-indent="0in" style:auto-text-indent="false" fo:background-color="transparent"/>
      <style:text-properties fo:font-weight="normal" officeooo:rsid="0004dced" officeooo:paragraph-rsid="001f423b" style:font-weight-asian="normal" style:font-weight-complex="normal"/>
    </style:style>
    <style:style style:name="P83" style:family="paragraph" style:parent-style-name="Table_20_Contents">
      <loext:graphic-properties draw:fill="none"/>
      <style:paragraph-properties fo:background-color="transparent"/>
      <style:text-properties fo:font-weight="normal" officeooo:rsid="00342193" officeooo:paragraph-rsid="0044e9e4" style:font-weight-asian="normal" style:font-weight-complex="normal"/>
    </style:style>
    <style:style style:name="P84" style:family="paragraph" style:parent-style-name="Standard">
      <loext:graphic-properties draw:fill="none"/>
      <style:paragraph-properties fo:break-before="page" fo:background-color="transparent"/>
      <style:text-properties fo:font-size="18pt" fo:font-weight="normal" officeooo:rsid="005e9ad5" officeooo:paragraph-rsid="005e9ad5" style:font-size-asian="18pt" style:font-weight-asian="normal" style:font-size-complex="18pt" style:font-weight-complex="normal"/>
    </style:style>
    <style:style style:name="P85" style:family="paragraph" style:parent-style-name="Standard">
      <loext:graphic-properties draw:fill="none"/>
      <style:paragraph-properties fo:break-before="page" fo:background-color="transparent"/>
      <style:text-properties fo:font-weight="normal" officeooo:rsid="00367b7f" officeooo:paragraph-rsid="00367b7f" style:font-weight-asian="normal" style:font-weight-complex="normal"/>
    </style:style>
    <style:style style:name="P86" style:family="paragraph" style:parent-style-name="Standard" style:list-style-name="L1">
      <style:text-properties officeooo:rsid="0003aa5c" officeooo:paragraph-rsid="001552ba"/>
    </style:style>
    <style:style style:name="P87" style:family="paragraph" style:parent-style-name="Standard" style:list-style-name="L1">
      <style:text-properties officeooo:rsid="0003aa5c" officeooo:paragraph-rsid="001f423b"/>
    </style:style>
    <style:style style:name="P88" style:family="paragraph" style:parent-style-name="Standard">
      <loext:graphic-properties draw:fill="none"/>
      <style:paragraph-properties fo:background-color="transparent"/>
      <style:text-properties officeooo:rsid="008b11e4" officeooo:paragraph-rsid="008b11e4"/>
    </style:style>
    <style:style style:name="P89" style:family="paragraph" style:parent-style-name="Standard">
      <loext:graphic-properties draw:fill="none"/>
      <style:paragraph-properties fo:background-color="transparent"/>
      <style:text-properties officeooo:rsid="008d2f8c" officeooo:paragraph-rsid="008d2f8c"/>
    </style:style>
    <style:style style:name="P90" style:family="paragraph" style:parent-style-name="Standard">
      <loext:graphic-properties draw:fill="none"/>
      <style:paragraph-properties fo:background-color="transparent"/>
      <style:text-properties officeooo:rsid="008d3ffe" officeooo:paragraph-rsid="008d3ffe"/>
    </style:style>
    <style:style style:name="P91" style:family="paragraph" style:parent-style-name="Standard">
      <loext:graphic-properties draw:fill="none"/>
      <style:paragraph-properties fo:background-color="transparent"/>
      <style:text-properties officeooo:rsid="008e1a6b" officeooo:paragraph-rsid="008e1a6b"/>
    </style:style>
    <style:style style:name="P92" style:family="paragraph" style:parent-style-name="Standard">
      <loext:graphic-properties draw:fill="none"/>
      <style:paragraph-properties fo:background-color="transparent"/>
      <style:text-properties fo:font-style="normal" officeooo:rsid="008e1a6b" officeooo:paragraph-rsid="008e1a6b" style:font-style-asian="normal" style:font-style-complex="normal"/>
    </style:style>
    <style:style style:name="P93" style:family="paragraph" style:parent-style-name="Standard">
      <loext:graphic-properties draw:fill="none"/>
      <style:paragraph-properties fo:background-color="transparent"/>
      <style:text-properties fo:font-style="italic" officeooo:rsid="008e1a6b" officeooo:paragraph-rsid="008e1a6b" style:font-style-asian="italic" style:font-style-complex="italic"/>
    </style:style>
    <style:style style:name="P94" style:family="paragraph" style:parent-style-name="Standard">
      <loext:graphic-properties draw:fill="none"/>
      <style:paragraph-properties fo:background-color="transparent"/>
      <style:text-properties officeooo:rsid="008f75c8" officeooo:paragraph-rsid="008f75c8"/>
    </style:style>
    <style:style style:name="P95" style:family="paragraph" style:parent-style-name="Standard">
      <loext:graphic-properties draw:fill="none"/>
      <style:paragraph-properties fo:background-color="transparent"/>
      <style:text-properties fo:font-weight="normal" officeooo:rsid="007b9c90" officeooo:paragraph-rsid="007b9c90" style:font-weight-asian="normal" style:font-weight-complex="normal"/>
    </style:style>
    <style:style style:name="P96" style:family="paragraph" style:parent-style-name="Standard">
      <loext:graphic-properties draw:fill="none"/>
      <style:paragraph-properties fo:background-color="transparent"/>
      <style:text-properties fo:font-weight="normal" officeooo:rsid="00914d02" officeooo:paragraph-rsid="00914d02" style:font-weight-asian="normal" style:font-weight-complex="normal"/>
    </style:style>
    <style:style style:name="P97" style:family="paragraph" style:parent-style-name="Standard">
      <loext:graphic-properties draw:fill="none"/>
      <style:paragraph-properties fo:background-color="transparent"/>
      <style:text-properties fo:font-weight="normal" officeooo:rsid="00920861" officeooo:paragraph-rsid="00920861" style:font-weight-asian="normal" style:font-weight-complex="normal"/>
    </style:style>
    <style:style style:name="P98" style:family="paragraph" style:parent-style-name="Standard">
      <loext:graphic-properties draw:fill="none"/>
      <style:paragraph-properties fo:margin-left="0.4925in" fo:margin-right="0in" fo:text-indent="0in" style:auto-text-indent="false" fo:background-color="transparent"/>
      <style:text-properties fo:font-size="10pt" fo:font-weight="normal" officeooo:rsid="0079153c" officeooo:paragraph-rsid="0079153c" style:font-size-asian="10pt" style:font-weight-asian="normal" style:font-size-complex="10pt" style:font-weight-complex="normal"/>
    </style:style>
    <style:style style:name="P99" style:family="paragraph" style:parent-style-name="Standard">
      <loext:graphic-properties draw:fill="none"/>
      <style:paragraph-properties fo:margin-left="0.4925in" fo:margin-right="0in" fo:text-indent="0in" style:auto-text-indent="false" fo:background-color="transparent"/>
      <style:text-properties fo:font-size="10pt" fo:font-weight="normal" officeooo:rsid="007c5d58" officeooo:paragraph-rsid="007c5d58" style:font-size-asian="10pt" style:font-weight-asian="normal" style:font-size-complex="10pt" style:font-weight-complex="normal"/>
    </style:style>
    <style:style style:name="T1" style:family="text">
      <style:text-properties fo:font-size="10pt" officeooo:rsid="000a1e88" style:font-size-asian="10pt" style:font-size-complex="10pt"/>
    </style:style>
    <style:style style:name="T2" style:family="text">
      <style:text-properties style:text-underline-style="solid" style:text-underline-width="auto" style:text-underline-color="font-color"/>
    </style:style>
    <style:style style:name="T3" style:family="text">
      <style:text-properties officeooo:rsid="001552ba"/>
    </style:style>
    <style:style style:name="T4" style:family="text">
      <style:text-properties style:use-window-font-color="true" fo:font-size="16pt" fo:font-weight="normal" officeooo:rsid="006b2e85" fo:background-color="transparent" loext:char-shading-value="0" style:font-size-asian="16pt" style:font-weight-asian="normal" style:font-size-complex="16pt" style:font-weight-complex="normal"/>
    </style:style>
    <style:style style:name="T5" style:family="text">
      <style:text-properties style:use-window-font-color="true" fo:background-color="transparent" loext:char-shading-value="0"/>
    </style:style>
    <style:style style:name="T6" style:family="text">
      <style:text-properties style:use-window-font-color="true" officeooo:rsid="0079153c" fo:background-color="transparent" loext:char-shading-value="0"/>
    </style:style>
    <style:style style:name="T7" style:family="text">
      <style:text-properties style:use-window-font-color="true" fo:font-size="8pt" officeooo:rsid="0079153c" fo:background-color="transparent" loext:char-shading-value="0" style:font-size-asian="8pt" style:font-size-complex="8pt"/>
    </style:style>
    <style:style style:name="T8" style:family="text">
      <style:text-properties officeooo:rsid="00534822"/>
    </style:style>
    <style:style style:name="T9" style:family="text">
      <style:text-properties fo:font-weight="normal" style:font-weight-asian="normal" style:font-weight-complex="normal"/>
    </style:style>
    <style:style style:name="T10" style:family="text">
      <style:text-properties fo:font-weight="normal" officeooo:rsid="001de8c8" style:font-weight-asian="normal" style:font-weight-complex="normal"/>
    </style:style>
    <style:style style:name="T11" style:family="text">
      <style:text-properties fo:font-weight="normal" officeooo:rsid="002312b1" style:font-weight-asian="normal" style:font-weight-complex="normal"/>
    </style:style>
    <style:style style:name="T12" style:family="text">
      <style:text-properties fo:font-weight="normal" officeooo:rsid="001a32bd" style:font-weight-asian="normal" style:font-weight-complex="normal"/>
    </style:style>
    <style:style style:name="T13" style:family="text">
      <style:text-properties fo:font-weight="normal" officeooo:rsid="001f794f" style:font-weight-asian="normal" style:font-weight-complex="normal"/>
    </style:style>
    <style:style style:name="T14" style:family="text">
      <style:text-properties fo:font-weight="normal" officeooo:rsid="003b672a" style:font-weight-asian="normal" style:font-weight-complex="normal"/>
    </style:style>
    <style:style style:name="T15" style:family="text">
      <style:text-properties fo:font-weight="normal" officeooo:rsid="00435b55" style:font-weight-asian="normal" style:font-weight-complex="normal"/>
    </style:style>
    <style:style style:name="T16" style:family="text">
      <style:text-properties fo:font-weight="normal" fo:background-color="transparent" loext:char-shading-value="0" style:font-weight-asian="normal" style:font-weight-complex="normal"/>
    </style:style>
    <style:style style:name="T17" style:family="text">
      <style:text-properties fo:font-weight="normal" officeooo:rsid="0079153c" fo:background-color="transparent" loext:char-shading-value="0" style:font-weight-asian="normal" style:font-weight-complex="normal"/>
    </style:style>
    <style:style style:name="T18" style:family="text">
      <style:text-properties fo:font-weight="normal" officeooo:rsid="007c5d58" fo:background-color="transparent" loext:char-shading-value="0" style:font-weight-asian="normal" style:font-weight-complex="normal"/>
    </style:style>
    <style:style style:name="T19" style:family="text">
      <style:text-properties officeooo:rsid="001b59f4"/>
    </style:style>
    <style:style style:name="T20" style:family="text">
      <style:text-properties fo:font-weight="bold" style:font-weight-asian="bold" style:font-weight-complex="bold"/>
    </style:style>
    <style:style style:name="T21" style:family="text">
      <style:text-properties fo:font-weight="bold" officeooo:rsid="000548fc" style:font-weight-asian="bold" style:font-weight-complex="bold"/>
    </style:style>
    <style:style style:name="T22" style:family="text">
      <style:text-properties fo:font-weight="bold" officeooo:rsid="00214945" style:font-weight-asian="bold" style:font-weight-complex="bold"/>
    </style:style>
    <style:style style:name="T23" style:family="text">
      <style:text-properties fo:color="#0000ff" fo:font-weight="normal" officeooo:rsid="00534822" style:font-weight-asian="normal" style:font-weight-complex="normal"/>
    </style:style>
    <style:style style:name="T24" style:family="text">
      <style:text-properties fo:color="#0000ff" fo:font-weight="normal" officeooo:rsid="001f423b" style:font-weight-asian="normal" style:font-weight-complex="normal"/>
    </style:style>
    <style:style style:name="T25" style:family="text">
      <style:text-properties fo:color="#0000ff" officeooo:rsid="002ba5ab"/>
    </style:style>
    <style:style style:name="T26" style:family="text">
      <style:text-properties officeooo:rsid="001f423b"/>
    </style:style>
    <style:style style:name="T27" style:family="text">
      <style:text-properties officeooo:rsid="001f794f"/>
    </style:style>
    <style:style style:name="T28" style:family="text">
      <style:text-properties fo:background-color="#ffff00" loext:char-shading-value="0"/>
    </style:style>
    <style:style style:name="T29" style:family="text">
      <style:text-properties officeooo:rsid="0021e2bd" fo:background-color="#ffff00" loext:char-shading-value="0"/>
    </style:style>
    <style:style style:name="T30" style:family="text">
      <style:text-properties officeooo:rsid="008195c7" fo:background-color="#ffff00" loext:char-shading-value="0"/>
    </style:style>
    <style:style style:name="T31" style:family="text">
      <style:text-properties fo:background-color="#ffff00" loext:char-shading-value="0"/>
    </style:style>
    <style:style style:name="T32" style:family="text">
      <style:text-properties officeooo:rsid="002312b1"/>
    </style:style>
    <style:style style:name="T33" style:family="text">
      <style:text-properties fo:color="#000000" officeooo:rsid="002312b1"/>
    </style:style>
    <style:style style:name="T34" style:family="text">
      <style:text-properties fo:color="#000000" officeooo:rsid="002d81a6"/>
    </style:style>
    <style:style style:name="T35" style:family="text">
      <style:text-properties fo:color="#000000" fo:font-weight="normal" style:font-weight-asian="normal" style:font-weight-complex="normal"/>
    </style:style>
    <style:style style:name="T36" style:family="text">
      <style:text-properties fo:color="#000000" fo:font-weight="normal" officeooo:rsid="002d81a6" style:font-weight-asian="normal" style:font-weight-complex="normal"/>
    </style:style>
    <style:style style:name="T37" style:family="text">
      <style:text-properties fo:color="#000000" fo:font-weight="normal" officeooo:rsid="00435b55" style:font-weight-asian="normal" style:font-weight-complex="normal"/>
    </style:style>
    <style:style style:name="T38" style:family="text">
      <style:text-properties fo:color="#000000" officeooo:rsid="003c693c"/>
    </style:style>
    <style:style style:name="T39" style:family="text">
      <style:text-properties officeooo:rsid="002e4e54"/>
    </style:style>
    <style:style style:name="T40" style:family="text">
      <style:text-properties officeooo:rsid="00367b7f"/>
    </style:style>
    <style:style style:name="T41" style:family="text">
      <style:text-properties officeooo:rsid="003c693c"/>
    </style:style>
    <style:style style:name="T42" style:family="text">
      <style:text-properties officeooo:rsid="0044e9e4"/>
    </style:style>
    <style:style style:name="T43" style:family="text">
      <style:text-properties fo:color="#008000" officeooo:rsid="0044e9e4"/>
    </style:style>
    <style:style style:name="T44" style:family="text">
      <style:text-properties fo:color="#579d1c" officeooo:rsid="0044e9e4"/>
    </style:style>
    <style:style style:name="T45" style:family="text">
      <style:text-properties officeooo:rsid="004b4168"/>
    </style:style>
    <style:style style:name="T46" style:family="text">
      <style:text-properties officeooo:rsid="00655f1a"/>
    </style:style>
    <style:style style:name="T47" style:family="text">
      <style:text-properties officeooo:rsid="007207b8"/>
    </style:style>
    <style:style style:name="T48" style:family="text">
      <style:text-properties style:text-underline-style="none"/>
    </style:style>
    <style:style style:name="T49" style:family="text">
      <style:text-properties style:text-underline-style="none" officeooo:rsid="0048fac7"/>
    </style:style>
    <style:style style:name="T50" style:family="text">
      <style:text-properties fo:background-color="transparent" loext:char-shading-value="0"/>
    </style:style>
    <style:style style:name="T51" style:family="text">
      <style:text-properties officeooo:rsid="0079153c" fo:background-color="transparent" loext:char-shading-value="0"/>
    </style:style>
    <style:style style:name="T52" style:family="text">
      <style:text-properties officeooo:rsid="007c5d58" fo:background-color="transparent" loext:char-shading-value="0"/>
    </style:style>
    <style:style style:name="T53" style:family="text">
      <style:text-properties officeooo:rsid="0082be7a" fo:background-color="transparent" loext:char-shading-value="0"/>
    </style:style>
    <style:style style:name="T54" style:family="text">
      <style:text-properties fo:font-size="8pt" fo:font-weight="normal" officeooo:rsid="0079153c" fo:background-color="transparent" loext:char-shading-value="0" style:font-size-asian="8pt" style:font-weight-asian="normal" style:font-size-complex="8pt" style:font-weight-complex="normal"/>
    </style:style>
    <style:style style:name="T55" style:family="text">
      <style:text-properties fo:font-size="8pt" fo:font-weight="normal" officeooo:rsid="007c5d58" fo:background-color="transparent" loext:char-shading-value="0" style:font-size-asian="8pt" style:font-weight-asian="normal" style:font-size-complex="8pt" style:font-weight-complex="normal"/>
    </style:style>
    <style:style style:name="T56" style:family="text">
      <style:text-properties fo:font-size="8pt" officeooo:rsid="0079153c" fo:background-color="transparent" loext:char-shading-value="0" style:font-size-asian="8pt" style:font-size-complex="8pt"/>
    </style:style>
    <style:style style:name="T57" style:family="text">
      <style:text-properties fo:font-size="8pt" officeooo:rsid="007c5d58" fo:background-color="transparent" loext:char-shading-value="0" style:font-size-asian="8pt" style:font-size-complex="8pt"/>
    </style:style>
    <style:style style:name="T58" style:family="text">
      <style:text-properties officeooo:rsid="007a4aa7"/>
    </style:style>
    <style:style style:name="T59" style:family="text">
      <style:text-properties officeooo:rsid="007afe13"/>
    </style:style>
    <style:style style:name="T60" style:family="text">
      <style:text-properties officeooo:rsid="0082be7a"/>
    </style:style>
    <style:style style:name="T61" style:family="text">
      <style:text-properties officeooo:rsid="00854624"/>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talling OpenFrameworks</text:p>
      <text:p text:style-name="P1">(using the 0.9 series of oF) <text:span text:style-name="T29">NOW USING master BRANCH</text:span></text:p>
      <text:p text:style-name="P1"><text:span text:style-name="T1">(comprehensive notes on how this process was developed, can be found in the other .odt file in this directory)</text:span><text:line-break/></text:p>
      <text:p text:style-name="P5">Setting up openFrameworks git submodules <text:span text:style-name="T19">(extra code)</text:span></text:p>
      <text:p text:style-name="P12"/>
      <text:p text:style-name="P12">navigate to inside the openFrameworks directory, and make sure the git submodules are set up</text:p>
      <text:p text:style-name="P12">this will get the files you need for the project generator.</text:p>
      <text:p text:style-name="P13"><text:span text:style-name="CODE"/></text:p>
      <text:p text:style-name="P82"><text:span text:style-name="CODE"><text:span text:style-name="T8">cd etc/openFrameworks</text:span></text:span></text:p>
      <text:p text:style-name="P82"><text:span text:style-name="CODE"/></text:p>
      <text:p text:style-name="P82"><text:span text:style-name="CODE"><text:span text:style-name="T8">git submodule init</text:span></text:span></text:p>
      <text:p text:style-name="P82"><text:span text:style-name="CODE"><text:span text:style-name="T8">git submodule update</text:span></text:span></text:p>
      <text:p text:style-name="P1"/>
      <text:p text:style-name="P4"><text:span text:style-name="T3">D</text:span>ependency installation scripts</text:p>
      <text:p text:style-name="P62"><text:span text:style-name="T2">Requires Ubuntu 16.04 or newer.</text:span><text:line-break/></text:p>
      <text:p text:style-name="P62"><text:span text:style-name="T22">First, run t</text:span><text:span text:style-name="T20">wo scripts to run to get basic </text:span><text:span text:style-name="T22">runtime</text:span><text:span text:style-name="T20"> </text:span><text:span text:style-name="T21">dependencies.</text:span><text:line-break/></text:p>
      <text:p text:style-name="P60"><text:span text:style-name="T26">ext/openFrameworks</text:span>/scripts/linux/ubuntu/</text:p>
      <text:list xml:id="list2991770376361698687" text:style-name="L1">
        <text:list-item>
          <text:p text:style-name="P86">install_codecs.sh</text:p>
        </text:list-item>
        <text:list-item>
          <text:p text:style-name="P86">install_dependencies.sh</text:p>
        </text:list-item>
      </text:list>
      <text:p text:style-name="P60"/>
      <text:p text:style-name="P65">Then get additional build libs, and build all the stuff</text:p>
      <text:p text:style-name="P60"/>
      <text:p text:style-name="P61"><text:span text:style-name="T26">ext/openFrameworks</text:span>/scripts/linux/</text:p>
      <text:list xml:id="list203209578297350" text:continue-numbering="true" text:style-name="L1">
        <text:list-item>
          <text:p text:style-name="P87"><text:span text:style-name="T26">download_libs</text:span>.sh</text:p>
        </text:list-item>
        <text:list-item>
          <text:p text:style-name="P87"><text:span text:style-name="T27">compileOF</text:span>.sh</text:p>
        </text:list-item>
      </text:list>
      <text:p text:style-name="P3"><text:span text:style-name="CODE"><text:span text:style-name="T4"/></text:span></text:p>
      <text:p text:style-name="P6">Setting up a openFrameworks app</text:p>
      <text:p text:style-name="P6"/>
      <text:p text:style-name="P57">build project generator</text:p>
      <text:p text:style-name="P55"><text:span text:style-name="CODE"/></text:p>
      <text:p text:style-name="P63"><text:span text:style-name="CODE"><text:span text:style-name="T24">ext/openFrameworks</text:span></text:span><text:span text:style-name="CODE">/scripts/linux/</text:span><text:span text:style-name="CODE"><text:span text:style-name="T10">$ </text:span></text:span><text:span text:style-name="CODE"><text:span text:style-name="T13">compilePG.sh</text:span></text:span></text:p>
      <text:p text:style-name="P64"/>
      <text:p text:style-name="P58"/>
      <text:p text:style-name="P56">create a new project using the generator</text:p>
      <text:p text:style-name="Standard"><text:span text:style-name="CODE"><text:span text:style-name="T12"/></text:span></text:p>
      <text:p text:style-name="P66"><text:span text:style-name="CODE"><text:span text:style-name="T23">ext/openFrameworks/apps/projectGenerator/commandLine/bin</text:span></text:span><text:span text:style-name="CODE"><text:span text:style-name="T11">$ ./projectGenerator -o"../../../../../openFrameworks" ../../../../../of_apps/test</text:span></text:span></text:p>
      <text:p text:style-name="P14"/>
      <text:p text:style-name="P14"/>
      <text:p text:style-name="P15">or just use the rakefile task<text:span text:style-name="T39">s</text:span> established for this purpose</text:p>
      <text:p text:style-name="P17"><text:tab/><text:span text:style-name="CODE"><text:span text:style-name="T25">build</text:span></text:span><text:span text:style-name="CODE"><text:span text:style-name="T33">$ rake oF:</text:span></text:span><text:span text:style-name="CODE"><text:span text:style-name="T38">compilePG</text:span></text:span></text:p>
      <text:p text:style-name="P16"><text:span text:style-name="CODE"><text:span text:style-name="T25"><text:tab/>build</text:span></text:span><text:span text:style-name="CODE"><text:span text:style-name="T33">$ rake oF:</text:span></text:span><text:span text:style-name="CODE"><text:span text:style-name="T34">project_generator[testApp]</text:span></text:span></text:p>
      <text:p text:style-name="P16"><text:span text:style-name="CODE"><text:span text:style-name="T25"><text:tab/>build</text:span></text:span><text:span text:style-name="CODE"><text:span text:style-name="T32">$ rake oF_project:build</text:span></text:span></text:p>
      <text:p text:style-name="P15"><text:span text:style-name="CODE"><text:span text:style-name="T25"><text:tab/>build</text:span></text:span><text:span text:style-name="CODE"><text:span text:style-name="T32">$ rake oF_project:run</text:span></text:span></text:p>
      <text:p text:style-name="P15"/>
      <text:p text:style-name="P27"/>
      <text:p text:style-name="P27"/>
      <text:p text:style-name="P7"><text:soft-page-break/>Rebuild dependencies</text:p>
      <text:p text:style-name="P8">(add the -fPIC flag, so OpenFrameworks loads in a dynamic library)</text:p>
      <text:p text:style-name="P19"/>
      <text:p text:style-name="P19">build kiss using apothecary script (already included in rubyOF repo)</text:p>
      <text:p text:style-name="P19"/>
      <text:p text:style-name="P68">Created a makefile based on the OpenFrameworks apothecary script for linux.</text:p>
      <text:p text:style-name="P68">This makefile has been manually patched to add the <text:span text:style-name="CODE"><text:span text:style-name="T34">-fPIC</text:span></text:span> flag, so all you have to do is <text:span text:style-name="T41">run make.</text:span></text:p>
      <text:p text:style-name="P69"><text:tab/>(see README.txt in the <text:span text:style-name="CODE">kiss/custom_build/</text:span> directory for details)</text:p>
      <text:p text:style-name="P68"/>
      <text:p text:style-name="P76"><text:span text:style-name="T15">This is controlled by the rake task </text:span><text:span text:style-name="CODE"><text:span text:style-name="T36">oF_deps:</text:span></text:span><text:span text:style-name="CODE"><text:span text:style-name="T37">kiss</text:span></text:span><text:span text:style-name="CODE"><text:span text:style-name="T36">:</text:span></text:span><text:span text:style-name="CODE">build</text:span><text:span text:style-name="T37">, but normally you would want to run </text:span><text:span text:style-name="CODE"><text:span text:style-name="T36">oF_deps:</text:span></text:span><text:span text:style-name="CODE"><text:span text:style-name="T37">kiss</text:span></text:span><text:span text:style-name="CODE"><text:span text:style-name="T36">:</text:span></text:span><text:span text:style-name="CODE"><text:span text:style-name="T37">package</text:span></text:span><text:span text:style-name="CODE"><text:span text:style-name="T35"> </text:span></text:span><text:span text:style-name="T37">instead. (The :</text:span><text:span text:style-name="CODE"><text:span text:style-name="T37">package</text:span></text:span><text:span text:style-name="T37"> task will be explained in more detail later.)</text:span></text:p>
      <text:p text:style-name="P19"/>
      <text:p text:style-name="P19">build tess2 with custom patched build process (patch is part of the Rakefile)</text:p>
      <text:p text:style-name="P19"/>
      <text:p text:style-name="P67"><text:span text:style-name="CODE"><text:span text:style-name="T34">oF_deps:tess2:package</text:span></text:span> → <text:span text:style-name="CODE"><text:span text:style-name="T34">:build</text:span></text:span> → code to patch the makefile</text:p>
      <text:p text:style-name="P67"/>
      <text:p text:style-name="P67">inside the build task, there is a section of code which performs the patching,</text:p>
      <text:p text:style-name="P67">finding every line in the makefile where <text:span text:style-name="CODE"><text:span text:style-name="T34">CFLAGS</text:span></text:span> is altered, and adding the -fPIC flag.</text:p>
      <text:p text:style-name="P67"/>
      <text:p text:style-name="P67"/>
      <text:p text:style-name="P73">Why Automate Patching?</text:p>
      <text:p text:style-name="P67">The tess2 makefile is automatically generated by premake4.</text:p>
      <text:p text:style-name="P67">In this way, the entire pathway of</text:p>
      <text:p text:style-name="P67"/>
      <text:p text:style-name="P67"><text:tab/>premake4 → GNU makefile → patched makefile</text:p>
      <text:p text:style-name="P67"/>
      <text:p text:style-name="P67">can be automated, and only the premake4 configuration needs to be committed to the repository.</text:p>
      <text:p text:style-name="P22"/>
      <text:p text:style-name="P23">For both kiss and tess2 (all new oF dependencies)</text:p>
      <text:p text:style-name="P23"/>
      <text:p text:style-name="P74"><text:span text:style-name="T14">The </text:span><text:span text:style-name="CODE"><text:span text:style-name="T36">oF_deps:kiss:package</text:span></text:span><text:span text:style-name="T14"> an</text:span>d<text:span text:style-name="CODE"> </text:span><text:span text:style-name="CODE"><text:span text:style-name="T36">oF_deps:tess2:package</text:span></text:span><text:span text:style-name="T14"> tasks reorganize dependency files into the directory structure expected by OpenFrameworks. Then, the </text:span><text:span text:style-name="CODE"><text:span text:style-name="T36">oF_deps:inject</text:span></text:span><text:span text:style-name="T14"> task moves those dependency directories into the </text:span><text:span text:style-name="CODE"><text:span text:style-name="T36">ext/openFrameworks/libs/</text:span></text:span><text:span text:style-name="T14"> directory, where OpenFrameworks can actually access them.</text:span></text:p>
      <text:p text:style-name="P68"/>
      <text:p text:style-name="P75"><text:span text:style-name="T14">T</text:span><text:span text:style-name="T9">here is also a </text:span><text:span text:style-name="CODE"><text:span text:style-name="T36">oF_deps:revert</text:span></text:span><text:span text:style-name="T9"> rake task, if you need to roll back to the default libraries.</text:span></text:p>
      <text:p text:style-name="P19"/>
      <text:p text:style-name="P24">NOTE:</text:p>
      <text:p text:style-name="P24">In addition to having the <text:span text:style-name="CODE"><text:span text:style-name="T34">oF_deps:inject</text:span></text:span> task to move dependencies into place, something has changed with the OpenFrameworks core build system. It was depositing dynamic libraries directly into the <text:span text:style-name="CODE">bin/</text:span> directory under the oF app, but the <text:span text:style-name="CODE">-rpath</text:span> linker flag specifies a <text:span text:style-name="CODE">libs/</text:span> directory.</text:p>
      <text:p text:style-name="P24"/>
      <text:p text:style-name="P24"><text:tab/><text:span text:style-name="T2">Example</text:span></text:p>
      <text:p text:style-name="P24"><text:tab/><text:span text:style-name="CODE"><text:span text:style-name="T34">-rpath=./libs:./bin/libs</text:span></text:span></text:p>
      <text:p text:style-name="P24"/>
      <text:p text:style-name="P24">As such, the oF core build was patched to move dynamic libraries into <text:span text:style-name="CODE">./bin/libs</text:span>.</text:p>
      <text:p text:style-name="P83"><text:span text:style-name="T43">Patche</text:span><text:span text:style-name="T44">d file:</text:span><text:span text:style-name="T42"> </text:span><text:span text:style-name="CODE">libs/openFrameworksCompiled/project/makefileCommon/compile.project.mk</text:span></text:p>
      <text:p text:style-name="P21"/>
      <text:p text:style-name="P21"><text:soft-page-break/>Now have it set up such that the main OpenFrameworks build system is using dependencies <text:span text:style-name="T40">built</text:span> with the <text:span text:style-name="CODE">-fPIC</text:span> flag. <text:span text:style-name="T40">Hope this makes setting up the Ruby-side stuff less painful?</text:span></text:p>
      <text:p text:style-name="P21"/>
      <text:p text:style-name="P21"/>
      <text:p text:style-name="P10">Autocomplete <text:span text:style-name="T48">Setup </text:span><text:span text:style-name="T49">(similar to VisualStudio intellisense)</text:span></text:p>
      <text:p text:style-name="P40"/>
      <text:p text:style-name="P40">Sublime Text 3 Plugin: EasyClangComplete</text:p>
      <text:p text:style-name="P28"/>
      <text:p text:style-name="P43">See “cpp sublime text 3.odt” for details. <text:span text:style-name="T46">Really only need to read the “Synthesis” section, everything else is just to show the work I did to reach those conclusions.</text:span></text:p>
      <text:p text:style-name="P43"/>
      <text:p text:style-name="P71">Basically, you need to install clang and bear</text:p>
      <text:p text:style-name="P71"><text:tab/><text:span text:style-name="CODE">sudo apt install clang bear</text:span></text:p>
      <text:p text:style-name="P71"/>
      <text:p text:style-name="P71">and install the EasyClangComplete Sublime3 package (use package control)</text:p>
      <text:p text:style-name="P71"/>
      <text:p text:style-name="P71">and then generate the Clang symbol DB</text:p>
      <text:p text:style-name="P71">(rakefile build system automatically builds this up for you)</text:p>
      <text:p text:style-name="P43"/>
      <text:p text:style-name="P44">May have to play with the EasyClangComplete auto-complete trigger settings in Sublime before things work out.</text:p>
      <text:p text:style-name="P44"/>
      <text:p text:style-name="P44"/>
      <text:p text:style-name="P42">May have to use ctrl+space to manually trigger auto complete.</text:p>
      <text:p text:style-name="P42">Or may need to <text:span text:style-name="T47">put the ‘.’ (dot operator) down, and then space and backspace before the correct menu shows up.</text:span></text:p>
      <text:p text:style-name="P42">(triggering sublime’s default auto complete on accident)</text:p>
      <text:p text:style-name="P42"/>
      <text:p text:style-name="P49">Currently, the clang DB is regenerated automatically when the c-extension is built.</text:p>
      <text:p text:style-name="P49">(determining whether or not the DB actually needs to be regenerated is controlled by the function <text:span text:style-name="CODE">regenerate_clang_db?</text:span>)</text:p>
      <text:p text:style-name="P49"/>
      <text:p text:style-name="P49"><text:span text:style-name="T28">NOTE</text:span>: This approach has side effects: Auto-complete is only useful for files in the ruby c-extension. When editing oF app or oF core, the DB is not correct, and the information provided by Clang is often wrong.</text:p>
      <text:p text:style-name="P49"/>
      <text:p text:style-name="P49"><text:span text:style-name="T28">TODO</text:span>: need autocomplete for those files as well</text:p>
      <text:p text:style-name="P49"/>
      <text:p text:style-name="P49"><text:span text:style-name="T30">NOTE</text:span> : EasyClangComplete displays a moon-phase loading bar in the Sublime Text tray at the very bottom of the application. It takes a few seconds after saving a file to update things. While this is slower than ideal, it is currently faster than waiting for a rebuild. </text:p>
      <text:p text:style-name="P40"/>
      <text:p text:style-name="P40"/>
      <text:p text:style-name="P10">Creating Debug Build</text:p>
      <text:p text:style-name="P40"/>
      <text:p text:style-name="P40">Need to build OpenFrameworks with debug symbols in order to use GDB.</text:p>
      <text:p text:style-name="P40"/>
      <text:p text:style-name="P98">common.rb</text:p>
      <text:p text:style-name="P77"><text:span text:style-name="CODE"><text:span text:style-name="T50"><text:s/></text:span></text:span><text:span text:style-name="CODE"><text:span text:style-name="T51">10</text:span></text:span><text:span text:style-name="CODE"><text:span text:style-name="T50"><text:tab/></text:span></text:span><text:span text:style-name="CODE"><text:span text:style-name="T54"># this constant controlls whether or not the oF project</text:span></text:span></text:p>
      <text:p text:style-name="P79"><text:soft-page-break/><text:span text:style-name="CODE"><text:span text:style-name="T50"><text:s/>1</text:span></text:span><text:span text:style-name="CODE"><text:span text:style-name="T51">1</text:span></text:span><text:span text:style-name="CODE"><text:span text:style-name="T50"><text:tab/></text:span></text:span><text:span text:style-name="CODE"><text:span text:style-name="T56"># will be built with debugging symbols or not.</text:span></text:span></text:p>
      <text:p text:style-name="P77"><text:span text:style-name="CODE"><text:span text:style-name="T16"><text:s/>1</text:span></text:span><text:span text:style-name="CODE"><text:span text:style-name="T17">2</text:span></text:span><text:span text:style-name="CODE"><text:span text:style-name="T16"><text:tab/></text:span></text:span><text:span text:style-name="CODE"><text:span text:style-name="T54"># (you need this for GDB support, etc.)</text:span></text:span></text:p>
      <text:p text:style-name="P72"><text:span text:style-name="CODE"><text:span text:style-name="T5"><text:s/></text:span></text:span><text:span text:style-name="CODE"><text:span text:style-name="T6">13</text:span></text:span><text:span text:style-name="CODE"><text:span text:style-name="T5"><text:tab/></text:span></text:span><text:span text:style-name="CODE"><text:span text:style-name="T7">OF_DEBUG = true</text:span></text:span></text:p>
      <text:p text:style-name="P72"><text:span text:style-name="CODE"><text:span text:style-name="T7">...</text:span></text:span></text:p>
      <text:p text:style-name="P72"><text:span text:style-name="CODE"><text:span text:style-name="T6"><text:s/>24</text:span></text:span><text:span text:style-name="CODE"><text:span text:style-name="T5"><text:tab/></text:span></text:span><text:span text:style-name="CODE"><text:span text:style-name="T7">TARGET <text:s text:c="12"/>= OF_DEBUG ? "Debug" : "Release"</text:span></text:span></text:p>
      <text:p text:style-name="P72"><text:span text:style-name="CODE"><text:span text:style-name="T7"/></text:span></text:p>
      <text:p text:style-name="P40"/>
      <text:p text:style-name="P40">This will switch the system <text:span text:style-name="T58">between the Release and Debug builds.</text:span><text:line-break/>(see rakefile for details)</text:p>
      <text:p text:style-name="P40"/>
      <text:p text:style-name="P99">Rakefile</text:p>
      <text:p text:style-name="P78"><text:span text:style-name="CODE"><text:span text:style-name="T50"><text:s/></text:span></text:span><text:span text:style-name="CODE"><text:span text:style-name="T18">477</text:span></text:span><text:span text:style-name="CODE"><text:span text:style-name="T50"><text:tab/></text:span></text:span><text:span text:style-name="CODE"><text:span text:style-name="T55">run_i "make Run#{TARGET}"</text:span></text:span></text:p>
      <text:p text:style-name="P78"><text:span text:style-name="CODE"><text:span text:style-name="T55">...</text:span></text:span></text:p>
      <text:p text:style-name="P80"><text:span text:style-name="CODE"><text:span text:style-name="T50"><text:s/></text:span></text:span><text:span text:style-name="CODE"><text:span text:style-name="T52">555</text:span></text:span><text:span text:style-name="CODE"><text:span text:style-name="T50"><text:tab/></text:span></text:span><text:span text:style-name="CODE"><text:span text:style-name="T57">out = `make printvars TARGET_NAME=#{TARGET}`</text:span></text:span></text:p>
      <text:p text:style-name="P80"><text:span text:style-name="CODE"><text:span text:style-name="T56">...</text:span></text:span></text:p>
      <text:p text:style-name="P81"><text:span text:style-name="CODE"><text:span text:style-name="T16"><text:s/></text:span></text:span><text:span text:style-name="CODE"><text:span text:style-name="T18">629</text:span></text:span><text:span text:style-name="CODE"><text:span text:style-name="T16"><text:tab/></text:span></text:span><text:span text:style-name="CODE"><text:span text:style-name="T55">run_i "make static_lib TARGET_NAME=#{TARGET}" do</text:span></text:span></text:p>
      <text:p text:style-name="P47"><text:tab/><text:tab/><text:tab/></text:p>
      <text:p text:style-name="P47"/>
      <text:p text:style-name="P47">The way things are currently set up, changing the build target effects what things will be built, what things will be run, and what .o files get linked into the .a for the OpenFrameworks project.</text:p>
      <text:p text:style-name="P47"/>
      <text:p text:style-name="P45">NOTE: Building the core always builds both release and debug versions of oF core.</text:p>
      <text:p text:style-name="P45">NOTE: The ‘debug’ tasks in the rakefile assume that the Debug versions of things have been built.</text:p>
      <text:p text:style-name="P45"/>
      <text:p text:style-name="P47"><text:span text:style-name="T28">TODO</text:span>: create configuration file with key user-editable variables for the build system. Should not expose the editing of a bunch of constants in a ruby file when exposing only a key-value store will be sufficient.</text:p>
      <text:p text:style-name="P40"/>
      <text:p text:style-name="P40"/>
      <text:p text:style-name="P10"><text:span text:style-name="T59">Using the </text:span>Debugging System</text:p>
      <text:p text:style-name="P48">rakefile establishes some task that help with debugging, using GDB to inspect a ruby process.</text:p>
      <text:p text:style-name="P48"/>
      <text:p text:style-name="P48">NOTE: Currently these task often require you to type some commands into GDB when it starts up; not everything will load up automatically, which is a pain.</text:p>
      <text:p text:style-name="P48"/>
      <text:p text:style-name="P48">TODO: figure out how to use a GDB gui instead of using the normal command-line interface</text:p>
      <text:p text:style-name="P48">(consider eventually writing my own frontend)</text:p>
      <text:p text:style-name="P48"/>
      <text:p text:style-name="P48"/>
      <text:p text:style-name="P48">ruby debug_project</text:p>
      <text:p text:style-name="P48">ruby debug</text:p>
      <text:p text:style-name="P48"/>
      <text:p text:style-name="P48"/>
      <text:p text:style-name="P11">Loading Fonts for Unicode Strings</text:p>
      <text:p text:style-name="P53">may have to handle this from the ruby-level for linux, as the current linux ‘get font by name’ system is broken. Can easily access available fonts through the shell:</text:p>
      <text:p text:style-name="P53"><text:tab/><text:span text:style-name="CODE">fc-list</text:span></text:p>
      <text:p text:style-name="P59">and just need to parse that out to figure out what the absolute paths to fonts are.</text:p>
      <text:p text:style-name="P59"/>
      <text:p text:style-name="P59">If absolute paths are passed to the font system, things work fine. However, if the system needs to resolve the paths on its own, you get problems.</text:p>
      <text:p text:style-name="P88"><text:soft-page-break/>(trying to use GDB to debug this problem)</text:p>
      <text:p text:style-name="P88"/>
      <text:p text:style-name="P88"/>
      <text:p text:style-name="P88"/>
      <text:p text:style-name="P89">NOTE: seems like if you touch one header, you have to recompile all the source files? (for c-extension with rice). Is that why the Fbo.o file keeps getting rebuilt?</text:p>
      <text:p text:style-name="P89"/>
      <text:p text:style-name="P90">Really need to figure out why the entire c-extension keeps getting rebuilt, instead of just the part that actually needs to be rebuilt...</text:p>
      <text:p text:style-name="P90"/>
      <text:p text:style-name="P94">Nope, I’m just touching .cpp files now, and it still rebuilds the entire thing... really weird and a rather large waste of time...</text:p>
      <text:p text:style-name="P90"/>
      <text:p text:style-name="P90"/>
      <text:p text:style-name="P90"><text:span text:style-name="CODE"/></text:p>
      <text:p text:style-name="P91"><text:span text:style-name="CODE">ravenskrag@ravensnest:~/Desktop/gem_structure$ rake oF_project:run</text:span></text:p>
      <text:p text:style-name="P91"><text:span text:style-name="CODE">HOST_OS=Linux</text:span></text:p>
      <text:p text:style-name="P91"><text:span text:style-name="CODE">checking pkg-config libraries: <text:s text:c="2"/>cairo zlib gstreamer-app-1.0 gstreamer-1.0 gstreamer-video-1.0 gstreamer-base-1.0 libudev freetype2 fontconfig sndfile openal openssl libcurl glfw3 libpulse-simple alsa gl glu glew gtk+-3.0 libmpg123 </text:span></text:p>
      <text:p text:style-name="P91"><text:span text:style-name="CODE">with PKG_CONFIG_LIBDIR=</text:span></text:p>
      <text:p text:style-name="P91"><text:span text:style-name="CODE">[ error ] ofAppGLFWWindow: 65544: Linux: Failed to initialize inotify: Too many open files</text:span></text:p>
      <text:p text:style-name="P91"><text:span text:style-name="CODE">[ error ] ofAppGLFWWindow: </text:span><text:span text:style-name="CODE"><text:span text:style-name="T31">couldn't init GLFW</text:span></text:span></text:p>
      <text:p text:style-name="P91"><text:span text:style-name="CODE">[ error ] ofAppGLFWWindow: 65537: The GLFW library is not initialized</text:span></text:p>
      <text:p text:style-name="P91"><text:span text:style-name="CODE">[notice ] font name in settings:"/usr/share/fonts/truetype/fonts-japanese-gothic.ttf"</text:span></text:p>
      <text:p text:style-name="P91"><text:span text:style-name="CODE"><text:s/></text:span></text:p>
      <text:p text:style-name="P91"><text:span text:style-name="CODE">[notice ] filename:"/usr/share/fonts/truetype/takao-gothic/TakaoPGothic.ttf"</text:span></text:p>
      <text:p text:style-name="P91"><text:span text:style-name="CODE"/></text:p>
      <text:p text:style-name="P91"><text:span text:style-name="CODE">[notice ] fontFile:1</text:span></text:p>
      <text:p text:style-name="P91"><text:span text:style-name="CODE"/></text:p>
      <text:p text:style-name="P91"><text:span text:style-name="CODE">[notice ] final filename:/usr/share/fonts/truetype/takao-gothic/TakaoPGothic.ttf</text:span></text:p>
      <text:p text:style-name="P91"><text:span text:style-name="CODE"/></text:p>
      <text:p text:style-name="P91"><text:span text:style-name="CODE">[notice ] font successfully loaded</text:span></text:p>
      <text:p text:style-name="P91"><text:span text:style-name="CODE"/></text:p>
      <text:p text:style-name="P91"><text:span text:style-name="CODE"><text:span text:style-name="T31">[ error ] ofAppGLFWWindow: 65537: The GLFW library is not initialized</text:span></text:span></text:p>
      <text:p text:style-name="P91"><text:span text:style-name="CODE"><text:span text:style-name="T31">[ error ] ofAppGLFWWindow: 65537: The GLFW library is not initialized</text:span></text:span></text:p>
      <text:p text:style-name="P91"><text:span text:style-name="CODE">Segmentation fault (core dumped)</text:span></text:p>
      <text:p text:style-name="P91"><text:span text:style-name="CODE">/home/ravenskrag/Desktop/gem_structure/ext/openFrameworks/libs/openFrameworksCompiled/project/makefileCommon/compile.project.mk:204: recipe for target 'RunDebug' failed</text:span></text:p>
      <text:p text:style-name="P91"><text:span text:style-name="CODE">make: *** [RunDebug] Error 139</text:span></text:p>
      <text:p text:style-name="P91"><text:span text:style-name="CODE"/></text:p>
      <text:p text:style-name="P93">I thought this was some sort of graphics VRAM overload, but the easiest way to trigger this is to open a ton of files in sublime text. It seems like the system Sublime uses to watch for changes in files (in case some other program edits your text file) can eventually causes problems for GLFW.</text:p>
      <text:p text:style-name="P93"/>
      <text:p text:style-name="P92">Program seems to be dying on the #draw step</text:p>
      <text:p text:style-name="P85"/>
      <text:p text:style-name="P46">on new install:<text:line-break/></text:p>
      <text:p text:style-name="P46">set up git submodules</text:p>
      <text:p text:style-name="P46">inject dependencies</text:p>
      <text:p text:style-name="P46">rake setup<text:tab/># build core</text:p>
      <text:p text:style-name="P46">rake build<text:tab/># build oF project and c-extension</text:p>
      <text:p text:style-name="P46">rake run<text:tab/># run project through the ruby-level</text:p>
      <text:p text:style-name="P46"/>
      <text:p text:style-name="P46"/>
      <text:p text:style-name="P46"/>
      <text:p text:style-name="P46"/>
      <text:p text:style-name="P46"/>
      <text:p text:style-name="P97">Notice that oF’s diagnostic for whether or not fonts have loaded correctly can (essentially) lie to you:</text:p>
      <text:p text:style-name="P96"><text:tab/></text:p>
      <text:p text:style-name="P96"><text:span text:style-name="CODE"><text:tab/>// NOTE: These two fonts should display differently</text:span></text:p>
      <text:p text:style-name="P96"><text:span text:style-name="CODE"><text:tab/>// If they don't, then it means the font face is not loading properly.</text:span></text:p>
      <text:p text:style-name="P96"><text:span text:style-name="CODE"><text:tab/>bool flag;</text:span></text:p>
      <text:p text:style-name="P96"><text:span text:style-name="CODE"><text:tab/></text:span></text:p>
      <text:p text:style-name="P96"><text:span text:style-name="CODE"><text:tab/>// ofTtfSettings settings1("DejaVu Sans", 50);</text:span></text:p>
      <text:p text:style-name="P96"><text:span text:style-name="CODE"><text:tab/>// settings1.antialiased = true;</text:span></text:p>
      <text:p text:style-name="P96"><text:span text:style-name="CODE"><text:tab/>// flag = mFont1.load(settings1);</text:span></text:p>
      <text:p text:style-name="P96"><text:span text:style-name="CODE"><text:tab/>// if(flag){</text:span></text:p>
      <text:p text:style-name="P96"><text:span text:style-name="CODE"><text:tab/>// <text:tab/>cout &lt;&lt; "font 1 loaded correctly\n";</text:span></text:p>
      <text:p text:style-name="P96"><text:span text:style-name="CODE"><text:tab/>// }</text:span></text:p>
      <text:p text:style-name="P96"><text:span text:style-name="CODE"><text:tab/></text:span></text:p>
      <text:p text:style-name="P96"><text:span text:style-name="CODE"><text:tab/>// ofTtfSettings settings2("Liberation Serif", 50);</text:span></text:p>
      <text:p text:style-name="P96"><text:span text:style-name="CODE"><text:tab/>// settings2.antialiased = true;</text:span></text:p>
      <text:p text:style-name="P96"><text:span text:style-name="CODE"><text:tab/>// flag = mFont2.load(settings2);</text:span></text:p>
      <text:p text:style-name="P96"><text:span text:style-name="CODE"><text:tab/>// if(flag){</text:span></text:p>
      <text:p text:style-name="P96"><text:span text:style-name="CODE"><text:tab/>// <text:tab/>cout &lt;&lt; "font 2 loaded correctly\n";</text:span></text:p>
      <text:p text:style-name="P96"><text:span text:style-name="CODE"><text:tab/>// }</text:span></text:p>
      <text:p text:style-name="P96"><text:span text:style-name="CODE"><text:tab/></text:span></text:p>
      <text:p text:style-name="P96"><text:span text:style-name="CODE"><text:tab/></text:span></text:p>
      <text:p text:style-name="P96"><text:span text:style-name="CODE"><text:tab/>// The flag is beilg set correctly, but the system is lying.</text:span></text:p>
      <text:p text:style-name="P96"><text:span text:style-name="CODE"><text:tab/>// The font face is not, in fact, loading correctly, </text:span></text:p>
      <text:p text:style-name="P96"><text:span text:style-name="CODE"><text:tab/>// as two faces that look quite different (sans serif v. roman)</text:span></text:p>
      <text:p text:style-name="P96"><text:span text:style-name="CODE"><text:tab/>// appear exactly the same.</text:span></text:p>
      <text:p text:style-name="P96"><text:span text:style-name="CODE"><text:tab/>// </text:span></text:p>
      <text:p text:style-name="P96"><text:span text:style-name="CODE"><text:tab/>// Need to figure out why the font is not being loaded properly.</text:span></text:p>
      <text:p text:style-name="P96"><text:span text:style-name="CODE"><text:tab/>// The older version of ofTrueTypeFont I was using did work as I expected,</text:span></text:p>
      <text:p text:style-name="P96"><text:span text:style-name="CODE"><text:tab/>// and the current version does not.</text:span></text:p>
      <text:p text:style-name="P96"><text:span text:style-name="CODE"><text:tab/>// </text:span></text:p>
      <text:p text:style-name="P96"><text:span text:style-name="CODE"><text:tab/>// Have the assumptions around font load paths changed?</text:span></text:p>
      <text:p text:style-name="P96"><text:span text:style-name="CODE"><text:tab/>// Do fonts have to be in the data dir?</text:span></text:p>
      <text:p text:style-name="P96"><text:span text:style-name="CODE"><text:tab/>// That used to be the case, but then it changed (maybe it changed back?)</text:span></text:p>
      <text:p text:style-name="P96"><text:span text:style-name="CODE"><text:tab/></text:span></text:p>
      <text:p text:style-name="P96"><text:span text:style-name="CODE"><text:tab/>// of particular note:</text:span></text:p>
      <text:p text:style-name="P96"><text:span text:style-name="CODE"><text:tab/>// ofTrueTypeFont::load(settings) =&gt; loadFontFace() =&gt; ofToDataPath()</text:span></text:p>
      <text:p text:style-name="P96"><text:span text:style-name="CODE"><text:tab/>// </text:span></text:p>
      <text:p text:style-name="P96"><text:span text:style-name="CODE"><text:tab/>// the inclusion of ofToDataPath() is something that has changed from </text:span></text:p>
      <text:p text:style-name="P96"><text:span text:style-name="CODE"><text:tab/>// the commit on the OpenFrameworks master branch I was previously using.</text:span></text:p>
      <text:p text:style-name="P96"><text:span text:style-name="CODE"><text:tab/>// see the diff: https://github.com/openframeworks/openFrameworks/compare/a27821f5287b2430c6368f5a249f...RavensKrag:master</text:span></text:p>
      <text:p text:style-name="P46"><text:soft-page-break/></text:p>
      <text:p text:style-name="P46"/>
      <text:p text:style-name="P46"/>
      <text:p text:style-name="P46"/>
      <text:p text:style-name="P46"/>
      <text:p text:style-name="P46"/>
      <text:p text:style-name="P46"/>
      <text:p text:style-name="P46"/>
      <text:p text:style-name="P46"/>
      <text:p text:style-name="P46"><text:span text:style-name="T28">TODO</text:span>: make sure that exceptions at the ruby-level don’t cause segfaults</text:p>
      <text:p text:style-name="P25"/>
      <text:p text:style-name="P25"/>
      <text:p text:style-name="P25"/>
      <text:p text:style-name="P26"><text:span text:style-name="T28">TODO</text:span>: Update oF dep injection system, to reduce duplication of vendored libraries.</text:p>
      <text:p text:style-name="P26"><text:tab/>Instead of copying everything, only store the altered dependencies under ‘custom’ dir</text:p>
      <text:p text:style-name="P25"/>
      <text:p text:style-name="P25"/>
      <text:p text:style-name="P29"><text:span text:style-name="T53">NOTE</text:span>: <text:span text:style-name="T60">The c-extension links against</text:span><text:span text:style-name="CODE">.a</text:span><text:span text:style-name="T40"> archives instead of raw </text:span><text:span text:style-name="CODE">.o</text:span><text:span text:style-name="T40">, because apparently that gives the linker the hint it needs, such that it will only include symbols as necessary. When using raw </text:span><text:span text:style-name="CODE">.o</text:span><text:span text:style-name="T40"> files, the linker will instead use all provided symbols, regardless of whether they are necessary or not.</text:span></text:p>
      <text:p text:style-name="P29"/>
      <text:p text:style-name="P50"><text:span text:style-name="T61">Rake task </text:span>to examine libraries (useful to make sure the symbols you expect are actually there)</text:p>
      <text:p text:style-name="P51"><text:tab/><text:span text:style-name="CODE">rake examine[library_name] <text:s text:c="6"/># Examine compiled libraries (linux)</text:span></text:p>
      <text:p text:style-name="P50"/>
      <text:p text:style-name="P50"/>
      <text:p text:style-name="P52">rake -p <text:s/># show rake tasks with their dependencies</text:p>
      <text:p text:style-name="P29"/>
      <text:p text:style-name="P29"/>
      <text:p text:style-name="P25"/>
      <text:p text:style-name="P31"/>
      <text:p text:style-name="P31"><text:span text:style-name="T28">TODO</text:span>: Rename Ruby/Rice c-extension C++ files, so that when you get a compiler error, the file names will let you clearly see what part of the build is messing up.</text:p>
      <text:p text:style-name="P31"/>
      <text:p text:style-name="P31">For example, the oF core files all start with ‘of’</text:p>
      <text:p text:style-name="P31">I suppose the c-extension stuff should start with “rb_” ?</text:p>
      <text:p text:style-name="P31"/>
      <text:p text:style-name="P31"/>
      <text:p text:style-name="P37"><text:span text:style-name="T28">TODO</text:span>: next thing is to update the names of the app / launcher files, and then bring over the next round of stuff.</text:p>
      <text:p text:style-name="P37"/>
      <text:p text:style-name="P37">→ then hopefully we’ll be about back to where I was on the previous repo?</text:p>
      <text:p text:style-name="P19"/>
      <text:p text:style-name="P19"/>
      <text:p text:style-name="P41"/>
      <text:p text:style-name="P18"/>
      <text:p text:style-name="P38">NOTE: be careful about the way that addons are spelled <text:span text:style-name="T45">in the </text:span><text:span text:style-name="CODE">addons.make</text:span><text:span text:style-name="T45"> file</text:span>. System will not alert that a misspelling has occurred, and will just let you know that it can’t find the ‘.o’ file that the linker needs.</text:p>
      <text:p text:style-name="P38"/>
      <text:p text:style-name="P38"><text:soft-page-break/></text:p>
      <text:p text:style-name="P38"/>
      <text:p text:style-name="P38"/>
      <text:p text:style-name="P39">bin/data</text:p>
      <text:p text:style-name="P39">ext/oF_apps/testApp/bin/data</text:p>
      <text:p text:style-name="P39"/>
      <text:p text:style-name="P39">both are pulling images from the openFrameworks repository:</text:p>
      <text:p text:style-name="P39">ext/openFrameworks/docs/images</text:p>
      <text:p text:style-name="P39">(just needed some free images that I can use to test image loading.)</text:p>
      <text:p text:style-name="P39"/>
      <text:p text:style-name="P54">こんにちは</text:p>
      <text:p text:style-name="P84">Notes</text:p>
      <text:p text:style-name="P34"/>
      <text:p text:style-name="P9">System linking against old version of OpenFrameworks core, located elswhere on system. Why?</text:p>
      <text:p text:style-name="P20"/>
      <text:p text:style-name="P30"><text:span text:style-name="CODE">/usr/bin/ld: /home/ravenskrag/Code/Source/</text:span><text:span text:style-name="CODE"><text:span text:style-name="T28">OpenFrameworks/git_repo</text:span></text:span><text:span text:style-name="CODE">/libs/openFrameworksCompiled/lib/linux64/libopenFrameworks.a(ofParameterGroup.o): relocation R_X86_64_32S against `_ZTVSt23_Sp_counted_ptr_inplaceI16ofParameterGroupSaIS0_ELN9__gnu_cxx12_Lock_policyE2EE' can not be used when making a shared object; recompile with -fPIC</text:span></text:p>
      <text:p text:style-name="P30"/>
      <text:p text:style-name="P30">extconf is linking against <text:span text:style-name="T2">old version</text:span> of openFrameworks.a core</text:p>
      <text:p text:style-name="P20"/>
      <text:p text:style-name="P20"/>
      <text:p text:style-name="P20"/>
      <text:p text:style-name="P35">ok, so I had set the full path explicitly in the makefile that creates the static library. That’s pretty weird / bad so I’m glad that I caught that.</text:p>
      <text:p text:style-name="P35"/>
      <text:p text:style-name="P35">Still, there’s one lingering reference to the ‘git_repo’ path, so I’m hoping full clobber and rebuild will fix that.</text:p>
      <text:p text:style-name="P20"/>
      <text:p text:style-name="P35"><text:span text:style-name="CODE">PG_OF_PATH = /home/ravenskrag/Code/Source/OpenFrameworks/git_repo</text:span></text:p>
      <text:p text:style-name="P35"/>
      <text:p text:style-name="P35"/>
      <text:p text:style-name="P36">SIDENOTE:</text:p>
      <text:p text:style-name="P70">Look at these other cool variables:</text:p>
      <text:p text:style-name="P70"/>
      <text:p text:style-name="P70"><text:span text:style-name="CODE">- 'OF_CORE_THIRDPARTY_SHARED_LIBS = /home/ravenskrag/Desktop/gem_structure/ext/openFrameworks/libs/fmodex/lib/linux64/libfmodex.so</text:span></text:p>
      <text:p text:style-name="P70"><text:span text:style-name="CODE"/></text:p>
      <text:p text:style-name="P70"><text:span text:style-name="CODE">'</text:span></text:p>
      <text:p text:style-name="P70"><text:span text:style-name="CODE">- 'XCURSOR_THEME = breeze_cursors</text:span></text:p>
      <text:p text:style-name="P20"/>
      <text:p text:style-name="P20"/>
      <text:p text:style-name="P32">~/.profile file held declaration for PG_OF_PATH</text:p>
      <text:p text:style-name="P32">that has been removed, but variable seems to persist.</text:p>
      <text:p text:style-name="P32">Hopefully will be gone after next system restart.</text:p>
      <text:p text:style-name="P32"/>
      <text:p text:style-name="P32"/>
      <text:p text:style-name="P9">Problems mixing GLM and Rice</text:p>
      <text:p text:style-name="P32"/>
      <text:p text:style-name="P33">Seems to be a symbol collision between GLM and Rice.</text:p>
      <text:p text:style-name="P33">When Rice is disabled, the system has no problem building GLM-headers.</text:p>
      <text:p text:style-name="P20"/>
      <text:p text:style-name="P33">Ok, the symbol ‘isfinite’ is the problem on the GLM side (template thing)</text:p>
      <text:p text:style-name="P33">but that symbol does not exist anywhere in Rice.</text:p>
      <text:p text:style-name="P33"/>
      <text:p text:style-name="P33">It seems that <text:span text:style-name="T28">if the Rice header is included later, then the problems go away</text:span>?</text:p>
      <text:p text:style-name="P33">Weird, but o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kaoPGothic1" svg:font-family="TakaoPGothic" style:font-family-generic="swiss"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kaoPGothic" style:font-size-asian="10.5pt" style:language-asian="ja" style:country-asian="JP"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kaoPGothic" style:font-size-asian="10.5pt" style:language-asian="ja" style:country-asian="JP"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DE" style:family="text">
      <style:text-properties style:font-name="DejaVu Sans Mono" fo:font-family="'DejaVu Sans Mono'" style:font-family-generic="modern" style:font-pitch="fixed" fo:font-size="10pt" officeooo:rsid="001950cc"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Ko</meta:initial-creator>
    <meta:creation-date>2017-06-21T19:12:40.832230472</meta:creation-date>
    <dc:date>2017-07-05T17:42:05.327081267</dc:date>
    <dc:creator>Jason Ko</dc:creator>
    <meta:editing-duration>P2DT1H45M18S</meta:editing-duration>
    <meta:editing-cycles>99</meta:editing-cycles>
    <meta:generator>LibreOffice/5.1.6.2$Linux_X86_64 LibreOffice_project/10m0$Build-2</meta:generator>
    <meta:document-statistic meta:table-count="0" meta:image-count="0" meta:object-count="0" meta:page-count="9" meta:paragraph-count="216" meta:word-count="2090" meta:character-count="13924" meta:non-whitespace-character-count="11953"/>
  </office:meta>
</office:document-meta>
</file>